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F0000018C0FC15BC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</office:automatic-styles>
  <office:body>
    <office:drawing>
      <draw:page draw:name="page1" draw:style-name="dp1" draw:master-page-name="master-page3">
        <draw:frame draw:style-name="gr1" draw:layer="layout" svg:width="10.135cm" svg:height="10.477cm" svg:x="5.7cm" svg:y="2.423cm">
          <draw:image xlink:href="Pictures/100002010000017F0000018C0FC15BC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3cm" fo:margin-bottom="12cm" fo:margin-left="5.7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2-19T21:09:23.686677994</dc:date>
    <meta:document-statistic meta:object-count="1"/>
    <meta:generator>LibreOffice/4.2.8.2$Linux_X86_64 LibreOffice_project/420m0$Build-2</meta:generator>
  </office:meta>
</office:document-meta>
</file>